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Heading_20_2">
      <style:paragraph-properties fo:margin-top="0in" fo:margin-bottom="0.1945in"/>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arj-title" style:master-page-name="First_20_Page">
      <style:paragraph-properties style:page-number="1"/>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9-05-06T14:59:23.99">5/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06T14:59:23.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Installing JBossTS<text:tab/>6</text:p>
          <text:p text:style-name="P23">System installation<text:tab/>6</text:p>
          <text:p text:style-name="P23">Preparing your system<text:tab/>6</text:p>
          <text:p text:style-name="P23">ObjectStore management<text:tab/>6</text:p>
          <text:p text:style-name="P23">Specifying the ORB to use<text:tab/>7</text:p>
          <text:p text:style-name="P23">The interface repository<text:tab/>7</text:p>
          <text:p text:style-name="P23">Loading the distribution<text:tab/>7</text:p>
          <text:p text:style-name="P23">Installing into a non-default location<text:tab/>8</text:p>
          <text:p text:style-name="P23">Additional jar requirements<text:tab/>8</text:p>
          <text:p text:style-name="P23">Operating System Services<text:tab/>8</text:p>
          <text:p text:style-name="P23">Installing and Uninstalling<text:tab/>8</text:p>
          <text:p text:style-name="P23">Logging<text:tab/>12</text:p>
          <text:p text:style-name="P23">Web Services component<text:tab/>12</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installing <text:bookmark-ref text:reference-format="text" text:ref-name="prodname">JBoss Transactions 4.4.0</text:bookmark-ref> installations.</text:p>
      <text:p text:style-name="Heading_20_1">Prerequisites</text:p>
      <text:p text:style-name="P13">None.</text:p>
      <text:p text:style-name="Heading_20_1">Organization</text:p>
      <text:p text:style-name="arj-paragraph">This guide contains the following chapters:</text:p>
      <text:list xml:id="list1228929919"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1554128773" text:continue-list="list1228929919" text:style-name="WW8Num18">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Administration Guide</text:span>: <text:s/>This guide provides instructions for administer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4.0</text:bookmark-ref></text:span><text:span text:style-name="T2"> </text:span><text:span text:style-name="T3">Quick Start Guide</text:span>: Getting started with JBossTS; not for a novice user.</text:p>
        </text:list-item>
        <text:list-item>
          <text:p text:style-name="P24">JBoss Transactions API <text:span text:style-name="T3">Programmer’s Guide</text:span>: Provides guidance when using the JTA for building transactional applications.</text:p>
        </text:list-item>
        <text:list-item>
          <text:p text:style-name="P24">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p text:style-name="arj-paragraph"/>
      <text:list xml:id="list605162394" text:style-name="WW8Num20">
        <text:list-item text:start-value="1">
          <text:p text:style-name="P30"/>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5" text:outline-level="2">Preparing your system</text:h>
      <text:p text:style-name="arj-paragraph">Before installing the JBossTS software, we recommend the following administrative steps be taken, assuming a default configuration for JBossTS:</text:p>
      <text:list xml:id="list1633612007" text:continue-list="list1554128773"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com.arjuna.ats.arjuna.objectstore.objectStoreDir</text:span> environment variable, <text:alphabetical-index-mark text:string-value="OBJECTSTORE_DIR" text:key1="Property variables"/>e.g., <text:span text:style-name="T5">java –D</text:span><text:span text:style-name="T6">com.arjuna.ats.arjuna.objectstore.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com.arjuna.ats.arjuna.objectstore.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6"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text:soft-page-break/>Within the transaction service installation, object store is updated regularly whenever transactions are created, or when <text:span text:style-name="T4">Transactional Objects for Java</text:span> is used. In a failure free 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5"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5"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5"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1974274403" text:continue-list="list1633612007"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oft-page-break/><text:span text:style-name="T3">com.arjuna.ats.jta</text:span>: this package contains support for the JTA API defined by Sun Microsystems.</text:p>
        </text:list-item>
        <text:list-item>
          <text:p text:style-name="arj-bullet"><text:span text:style-name="T3">com.arjuna.ats.jdbc</text:span>: this package contains support for JDBC.</text:p>
        </text:list-item>
      </text:list>
      <text:p text:style-name="arj-paragraph">All of these packages appear in the <text:span text:style-name="T5">lib</text:span> directory of the installation, and should be added to the programmer’s <text:span text:style-name="T5">CLASSPATH</text:span>..:</text:p>
      <text:h text:style-name="P25" text:outline-level="2">Installing into a non-default location</text:h>
      <text:p text:style-name="arj-paragraph">To install in a location other than the default, it is necessary to perform the following:</text:p>
      <text:list xml:id="list575321994" text:continue-list="list1974274403" text:style-name="WW8Num18">
        <text:list-item text:start-value="1">
          <text:p text:style-name="arj-bullet">specify the location of the OTS server configuration file, using the <text:span text:style-name="T6">com.arjuna.orbportability.initialReferencesRoot</text:span> property variable. See the Orb Portability manual for further details.</text:p>
        </text:list-item>
        <text:list-item>
          <text:p text:style-name="arj-bullet">specify the location of the object store, using the <text:span text:style-name="T6">com.arjuna.ats.arjuna.objectstore.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6" text:outline-level="2">Additional jar requirements</text:h>
      <text:p text:style-name="arj-paragraph">In order to fully utilize all of the facilities available within <text:span text:style-name="T3">JBossTS</text:span>, it will be necessary to add some third party .jar files to your <text:span text:style-name="T6">CLASSPATH</text:span>. See bin/setup-env.sh or bin\setup-env.bat for details. </text:p>
      <text:list xml:id="list1035032134"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5" text:outline-level="2">Installing and Uninstalling</text:h>
      <text:p text:style-name="arj-paragraph">This section explains how to install and uninstall these operating system services for the two main types of operating system: <text:s/>Windows and UNIX (Solaris, Linux and HP-UX).</text:p>
      <text:list xml:id="list858609453"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2142353140"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text:soft-page-break/>directly invoke four of these scripts to install/uninstall the recovery manager and transaction server services:</text:p>
      <text:list xml:id="list1324122799"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905849173" text:continue-list="list858609453"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text:soft-page-break/><draw:frame draw:style-name="fr1" draw:name="graphics2" text:anchor-type="as-char" svg:width="6.4909in" svg:height="4.1366in" draw:z-index="1"><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238746967" text:continue-list="list2142353140"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oft-page-break/><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5"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09-05-06T14:59:23.99">5/6/09</text:date><text:tab/><text:span text:style-name="Page_20_Number"><text:page-number text:select-page="current">11</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09-05-06T14:59:23.99">5/6/09</text:date><text:tab/><text:span text:style-name="Page_20_Number"><text:page-number text:select-page="current">11</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09-05-06T14:59:23.99">5/6/09</text:date><text:span text:style-name="Page_20_Number"><text:tab/></text:span><text:span text:style-name="Page_20_Number"><text:page-number text:select-page="current">11</text:page-number></text:span></text:p>
      </style:footer>
      <style:footer-left>
        <text:p text:style-name="MP1"><text:span text:style-name="Page_20_Number"><text:page-number text:select-page="current">11</text:page-number></text:span><text:span text:style-name="Page_20_Number"><text:tab/>JBTS-IG-</text:span><text:span text:style-name="Page_20_Number"><text:date style:data-style-name="N37" text:date-value="2009-05-06T14:59:23.99">05/06/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1</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4.0</text:bookmark-ref><text:bookmark-ref text:reference-format="text" text:ref-name="docname">Installation Guide</text:bookmark-ref></text:p>
      </style:header-left>
      <style:footer>
        <text:p text:style-name="MP8"><text:page-number text:select-page="current">11</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11</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05-06T14:59:24</dc:date>
    <meta:print-date>2008-03-13T15:31:00</meta:print-date>
    <dc:language>en-US</dc:language>
    <meta:editing-cycles>94</meta:editing-cycles>
    <meta:editing-duration>PT34H29M26S</meta:editing-duration>
    <meta:document-statistic meta:table-count="1" meta:image-count="2" meta:object-count="0" meta:page-count="12" meta:paragraph-count="175" meta:word-count="2400" meta:character-count="16991"/>
    <meta:user-defined meta:name="Info 1"/>
    <meta:user-defined meta:name="Info 2"/>
    <meta:user-defined meta:name="Info 3"/>
    <meta:user-defined meta:name="Info 4"/>
  </office:meta>
</office:document-meta>
</file>